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479166666666667in"/>
    </style:style>
    <style:style style:name="co3" style:family="table-column">
      <style:table-column-properties fo:break-before="auto" style:column-width="0.8333333333333334in"/>
    </style:style>
    <style:style style:name="co4" style:family="table-column">
      <style:table-column-properties fo:break-before="auto" style:column-width="0.7916666666666666in"/>
    </style:style>
    <style:style style:name="co5" style:family="table-column">
      <style:table-column-properties fo:break-before="auto" style:column-width="2.1458333333333335in"/>
    </style:style>
    <style:style style:name="co6" style:family="table-column">
      <style:table-column-properties fo:break-before="auto" style:column-width="3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A9A9A9" fo:border-top="1.0pt solid #A9A9A9" fo:border-bottom="1.0pt solid #A9A9A9" style:vertical-align="top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A9A9A9" fo:border-bottom="1.0pt solid #A9A9A9" style:vertical-align="top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right="1.0pt solid #A9A9A9" fo:border-top="1.0pt solid #A9A9A9" fo:border-bottom="1.0pt solid #A9A9A9" style:vertical-align="top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A9A9A9" fo:border-right="1.0pt solid #A9A9A9" fo:border-top="1.0pt solid #A9A9A9" fo:border-bottom="1.0pt solid #A9A9A9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A9A9A9" fo:border-right="1.0pt solid #A9A9A9" fo:border-top="1.0pt solid #A9A9A9" fo:border-bottom="1.0pt solid #A9A9A9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6" style:family="table-cell" style:parent-style-name="Default">
      <style:table-cell-properties fo:border-left="1.0pt solid #A9A9A9" fo:border-right="1.0pt solid #A9A9A9" fo:border-top="1.0pt solid #A9A9A9" fo:border-bottom="1.0pt solid #CCCCCC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CCCCCC" fo:border-right="1.0pt solid #CCCCCC" fo:border-top="1.0pt solid #CCCCCC" fo:border-bottom="1.0pt solid #CCCCCC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CCCCCC" fo:border-right="1.0pt solid #CCCCCC" fo:border-top="1.0pt solid #A9A9A9" fo:border-bottom="1.0pt solid #A9A9A9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CCCCCC" fo:border-right="1.0pt solid #A9A9A9" fo:border-top="1.0pt solid #A9A9A9" fo:border-bottom="1.0pt solid #CCCCCC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0" style:family="table-cell" style:parent-style-name="Default">
      <style:table-cell-properties fo:border-left="1.0pt solid #CCCCCC" fo:border-right="1.0pt solid #A9A9A9" fo:border-top="1.0pt solid #A9A9A9" fo:border-bottom="1.0pt solid #A9A9A9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A9A9A9" fo:border-right="1.0pt solid #CCCCCC" fo:border-top="1.0pt solid #CCCCCC" fo:border-bottom="1.0pt solid #A9A9A9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CCCCCC" fo:border-right="1.0pt solid #CCCCCC" fo:border-top="1.0pt solid #CCCCCC" fo:border-bottom="1.0pt solid #CCCCCC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Company</text:p>
          </table:table-cell>
          <table:table-cell table:style-name="ce22" office:value-type="string">
            <text:p>Longitude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Website</text:p>
          </table:table-cell>
          <table:table-cell table:style-name="ce23" office:value-type="string">
            <text:p>Address</text:p>
          </table:table-cell>
        </table:table-row>
        <table:table-row table:style-name="ro2">
          <table:table-cell table:style-name="ce24" office:value-type="string">
            <text:p>SEER Interactive</text:p>
          </table:table-cell>
          <table:table-cell table:style-name="ce24" office:value-type="float" office:value="-75.142215">
            <text:p>-75.142215</text:p>
          </table:table-cell>
          <table:table-cell table:style-name="ce24" office:value-type="float" office:value="39.967458">
            <text:p>39.967458</text:p>
          </table:table-cell>
          <table:table-cell table:style-name="ce25" office:value-type="string" office:value="http://www.seerinteractive.com/">
            <text:p><text:a xlink:href="http://www.seerinteractive.com/">http://www.seerinteractive.com/</text:a></text:p>
          </table:table-cell>
          <table:table-cell table:style-name="ce24" office:value-type="string">
            <text:p>1028 N 3rd St Philadelphia, PA 19123</text:p>
          </table:table-cell>
        </table:table-row>
        <table:table-row table:style-name="ro2">
          <table:table-cell table:style-name="ce24" office:value-type="string">
            <text:p>Weblinc</text:p>
          </table:table-cell>
          <table:table-cell table:style-name="ce24" office:value-type="float" office:value="-75.1457975">
            <text:p>-75.1457975</text:p>
          </table:table-cell>
          <table:table-cell table:style-name="ce24" office:value-type="float" office:value="39.950585">
            <text:p>39.950585</text:p>
          </table:table-cell>
          <table:table-cell table:style-name="ce25" office:value-type="string" office:value="http://www.weblinc.com/">
            <text:p><text:a xlink:href="http://www.weblinc.com/">http://www.weblinc.com/</text:a></text:p>
          </table:table-cell>
          <table:table-cell table:style-name="ce24" office:value-type="string">
            <text:p>12 N. 3rd Street Philadelphia, PA 19106</text:p>
          </table:table-cell>
        </table:table-row>
        <table:table-row table:style-name="ro2">
          <table:table-cell table:style-name="ce24" office:value-type="string">
            <text:p>Wildbit, LLC</text:p>
          </table:table-cell>
          <table:table-cell table:style-name="ce24" office:value-type="float" office:value="-75.1459537">
            <text:p>-75.1459537</text:p>
          </table:table-cell>
          <table:table-cell table:style-name="ce24" office:value-type="float" office:value="39.9509092">
            <text:p>39.9509092</text:p>
          </table:table-cell>
          <table:table-cell table:style-name="ce25" office:value-type="string" office:value="http://wildbit.com/">
            <text:p><text:a xlink:href="http://wildbit.com/">http://wildbit.com/</text:a></text:p>
          </table:table-cell>
          <table:table-cell table:style-name="ce24" office:value-type="string">
            <text:p>20 N. 3rd Street, #701 Philadelphia, PA 19106</text:p>
          </table:table-cell>
        </table:table-row>
        <table:table-row table:style-name="ro2">
          <table:table-cell table:style-name="ce24" office:value-type="string">
            <text:p>Message First</text:p>
          </table:table-cell>
          <table:table-cell table:style-name="ce24" office:value-type="float" office:value="-75.1429712">
            <text:p>-75.1429712</text:p>
          </table:table-cell>
          <table:table-cell table:style-name="ce24" office:value-type="float" office:value="39.9547039">
            <text:p>39.9547039</text:p>
          </table:table-cell>
          <table:table-cell table:style-name="ce25" office:value-type="string" office:value="http://www.messagefirst.com/">
            <text:p><text:a xlink:href="http://www.messagefirst.com/">http://www.messagefirst.com/</text:a></text:p>
          </table:table-cell>
          <table:table-cell table:style-name="ce24" office:value-type="string">
            <text:p>230 N. 2nd Street, #2C Philadelphia, PA 19106</text:p>
          </table:table-cell>
        </table:table-row>
        <table:table-row table:style-name="ro2">
          <table:table-cell table:style-name="ce24" office:value-type="string">
            <text:p>Jarvus</text:p>
          </table:table-cell>
          <table:table-cell table:style-name="ce24" office:value-type="float" office:value="-75.142751">
            <text:p>-75.142751</text:p>
          </table:table-cell>
          <table:table-cell table:style-name="ce24" office:value-type="float" office:value="39.965323">
            <text:p>39.965323</text:p>
          </table:table-cell>
          <table:table-cell table:style-name="ce25" office:value-type="string" office:value="http://jarv.us/">
            <text:p><text:a xlink:href="http://jarv.us/">http://jarv.us/</text:a></text:p>
          </table:table-cell>
          <table:table-cell table:style-name="ce24" office:value-type="string">
            <text:p>908B North 3rd Street, Philadelphia, PA 19123</text:p>
          </table:table-cell>
        </table:table-row>
        <table:table-row table:style-name="ro2">
          <table:table-cell table:style-name="ce24" office:value-type="string">
            <text:p>Cubist Media Group</text:p>
          </table:table-cell>
          <table:table-cell table:style-name="ce24" office:value-type="float" office:value="-75.145009">
            <text:p>-75.145009</text:p>
          </table:table-cell>
          <table:table-cell table:style-name="ce24" office:value-type="float" office:value="39.949939">
            <text:p>39.949939</text:p>
          </table:table-cell>
          <table:table-cell table:style-name="ce25" office:value-type="string" office:value="http://www.cubistmediagroup.com/">
            <text:p><text:a xlink:href="http://www.cubistmediagroup.com/">http://www.cubistmediagroup.com/</text:a></text:p>
          </table:table-cell>
          <table:table-cell table:style-name="ce24" office:value-type="string">
            <text:p>234 Market Street, 3rd Fl Philadelphia, PA 19106</text:p>
          </table:table-cell>
        </table:table-row>
        <table:table-row table:style-name="ro2">
          <table:table-cell table:style-name="ce24" office:value-type="string">
            <text:p>Cipher Prime</text:p>
          </table:table-cell>
          <table:table-cell table:style-name="ce24" office:value-type="float" office:value="-75.1456539">
            <text:p>-75.1456539</text:p>
          </table:table-cell>
          <table:table-cell table:style-name="ce24" office:value-type="float" office:value="39.948818">
            <text:p>39.948818</text:p>
          </table:table-cell>
          <table:table-cell table:style-name="ce25" office:value-type="string" office:value="http://www.cipherprime.com/">
            <text:p><text:a xlink:href="http://www.cipherprime.com/">http://www.cipherprime.com/</text:a></text:p>
          </table:table-cell>
          <table:table-cell table:style-name="ce24" office:value-type="string">
            <text:p>239 Chestnut Street, #2A Philadelphia, PA 19106</text:p>
          </table:table-cell>
        </table:table-row>
        <table:table-row table:style-name="ro2">
          <table:table-cell table:style-name="ce26" office:value-type="string">
            <text:p>Felt Media</text:p>
          </table:table-cell>
          <table:table-cell table:style-name="ce24" office:value-type="float" office:value="-75.1435673">
            <text:p>-75.1435673</text:p>
          </table:table-cell>
          <table:table-cell table:style-name="ce26" office:value-type="float" office:value="39.9555089">
            <text:p>39.9555089</text:p>
          </table:table-cell>
          <table:table-cell table:style-name="ce25" office:value-type="string" office:value="http://www.feltmedia.com/">
            <text:p><text:a xlink:href="http://www.feltmedia.com/">http://www.feltmedia.com/</text:a></text:p>
          </table:table-cell>
          <table:table-cell table:style-name="ce24" office:value-type="string">
            <text:p>222 Vine Street, Philadelphia, PA 19106</text:p>
          </table:table-cell>
        </table:table-row>
        <table:table-row table:style-name="ro2">
          <table:table-cell table:style-name="ce27" office:value-type="string">
            <text:p>Cultivate Technologies</text:p>
          </table:table-cell>
          <table:table-cell table:style-name="ce28" office:value-type="float" office:value="-75.1449649">
            <text:p>-75.1449649</text:p>
          </table:table-cell>
          <table:table-cell table:style-name="ce27" office:value-type="float" office:value="39.9528284">
            <text:p>39.9528284</text:p>
          </table:table-cell>
          <table:table-cell table:style-name="ce29" office:value-type="string" office:value="http://gocultivate.com/">
            <text:p><text:a xlink:href="http://gocultivate.com/">http://gocultivate.com/</text:a></text:p>
          </table:table-cell>
          <table:table-cell table:style-name="ce26" office:value-type="string">
            <text:p>125 N. 3rd Street, 4th Floor Philadelphia, PA 19106</text:p>
          </table:table-cell>
        </table:table-row>
        <table:table-row table:style-name="ro2">
          <table:table-cell table:style-name="ce27" office:value-type="string">
            <text:p>I-SITE</text:p>
          </table:table-cell>
          <table:table-cell table:style-name="ce30" office:value-type="float" office:value="-75.1454911">
            <text:p>-75.1454911</text:p>
          </table:table-cell>
          <table:table-cell table:style-name="ce31" office:value-type="float" office:value="39.9496157">
            <text:p>39.9496157</text:p>
          </table:table-cell>
          <table:table-cell table:style-name="ce32" office:value-type="string" office:value="http://www.i-site.com/">
            <text:p><text:a xlink:href="http://www.i-site.com/">http://www.i-site.com/</text:a></text:p>
          </table:table-cell>
          <table:table-cell table:style-name="ce27" office:value-type="string">
            <text:p>15 S. 3rd Street, #200 Philadelphia, PA 191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